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Excel_32_Built-in_32_Check_32_Cell" style:data-style-name="N0">
      <style:table-cell-properties fo:border-top="none" fo:border-bottom="thin double #3F3F3F" fo:border-left="none" fo:border-right="thin double #3F3F3F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Check_32_Cell" style:data-style-name="N0">
      <style:table-cell-properties fo:border-top="none" fo:border-bottom="thin double #3F3F3F" fo:border-left="thin double #3F3F3F" fo:border-right="thin double #3F3F3F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Check_32_Cell" style:data-style-name="N0">
      <style:table-cell-properties fo:border-top="none" fo:border-bottom="thin double #3F3F3F" fo:border-left="thin double #3F3F3F" fo:border-right="none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double #3F3F3F" fo:border-bottom="thin double #3F3F3F" fo:border-left="none" fo:border-right="thin double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fo:border="thin double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thin double #3F3F3F" fo:border-bottom="thin double #3F3F3F" fo:border-left="thin double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36">
      <style:table-cell-properties fo:border="thin double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double #3F3F3F" fo:border-bottom="none" fo:border-left="none" fo:border-right="thin double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double #3F3F3F" fo:border-bottom="none" fo:border-left="thin double #3F3F3F" fo:border-right="thin double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double #3F3F3F" fo:border-bottom="none" fo:border-left="thin double #3F3F3F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33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style-name="ce3">
            <text:p>Tasca</text:p>
          </table:table-cell>
          <table:table-cell office:value-type="string" table:style-name="ce4">
            <text:p>Persona Encarregada</text:p>
          </table:table-cell>
          <table:table-cell office:value-type="string" table:style-name="ce4">
            <text:p>Previsió</text:p>
          </table:table-cell>
          <table:table-cell office:value-type="string" table:style-name="ce5">
            <text:p>Temps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Fer mòdul background per l'scroll</text:p>
          </table:table-cell>
          <table:table-cell table:number-columns-repeated="2" table:style-name="ce7"/>
          <table:table-cell office:value-type="string" table:style-name="ce8">
            <text:p>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Añadir musica modulos</text:p>
          </table:table-cell>
          <table:table-cell office:value-type="string" table:style-name="ce7">
            <text:p>Ferran, Jose, Adriá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number-rows-repeated="2" table:style-name="ro3">
          <table:table-cell office:value-type="string" table:style-name="ce6">
            <text:p>Arreglar Salto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Hacer Hado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Modulo player 2</text:p>
          </table:table-cell>
          <table:table-cell office:value-type="string" table:style-name="ce7">
            <text:p>Jose, 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Hitbox hdk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4">
          <table:table-cell office:value-type="string" table:style-name="ce6">
            <text:p>Golpear al oponente con hdk y animac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30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8">
            <text:p>0:20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Añadir Fade out fade i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1:10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4">
          <table:table-cell office:value-type="string" table:style-name="ce6">
            <text:p>Maquetar proyecte final per fer les tasques Handout 5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:30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Fer Welcome Pag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Canviar spritesheets escenaris Handout</text:p>
          </table:table-cell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Fer End Battle Scree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0:20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Corregir errores del commit Ferrá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-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Cosas varias</text:p>
          </table:table-cell>
          <table:table-cell office:value-type="string" table:style-name="ce7">
            <text:p>Jose</text:p>
          </table:table-cell>
          <table:table-cell table:style-name="ce7"/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Cosas varias</text:p>
          </table:table-cell>
          <table:table-cell office:value-type="string" table:style-name="ce7">
            <text:p>Adriá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Cosas varia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0 min</text:p>
          </table:table-cell>
          <table:table-cell office:value-type="string" table:style-name="ce8">
            <text:p>15 min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Cosas varias</text:p>
          </table:table-cell>
          <table:table-cell office:value-type="string" table:style-name="ce7">
            <text:p>Rafa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Añadir objeto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Fijar la cámar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Hacer colisiones con proyectile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Cambiar módulo Honda por Sagat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Añadir tipo hit en collider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office:value-type="string" table:style-name="ce8">
            <text:p>20 min</text:p>
          </table:table-cell>
          <table:table-cell table:number-columns-repeated="3" table:style-name="ce2"/>
          <table:table-cell table:number-columns-repeated="16377"/>
        </table:table-row>
        <table:table-row table:style-name="ro4">
          <table:table-cell office:value-type="string" table:style-name="ce6">
            <text:p>Ser golpeado al recibir puñetazo / patad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Arreglar hitbox Hadoken Player 2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5 min</text:p>
          </table:table-cell>
          <table:table-cell table:number-columns-repeated="3" table:style-name="ce2"/>
          <table:table-cell table:number-columns-repeated="16377"/>
        </table:table-row>
        <table:table-row table:number-rows-repeated="5" table:style-name="ro3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5">
          <table:table-cell table:style-name="ce10"/>
          <table:table-cell table:number-columns-repeated="2" table:style-name="ce11"/>
          <table:table-cell table:style-name="ce12"/>
          <table:table-cell table:number-columns-repeated="3" table:style-name="ce2"/>
          <table:table-cell table:number-columns-repeated="16377"/>
        </table:table-row>
        <table:table-row table:number-rows-repeated="156" table:style-name="ro1">
          <table:table-cell table:number-columns-repeated="7" table:style-name="ce2"/>
          <table:table-cell table:number-columns-repeated="16377"/>
        </table:table-row>
        <table:table-row table:number-rows-repeated="1048378" table:style-name="ro6">
          <table:table-cell table:number-columns-repeated="16384"/>
        </table:table-row>
      </table:table>
      <table:database-ranges>
        <table:database-range table:target-range-address="Hoja1.A2:Hoja1.D42" table:name="Tab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double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08T18:05:15Z</dc:date>
    <meta:editing-cycles>7</meta:editing-cycles>
    <meta:editing-duration>PT4009S</meta:editing-duration>
  </office:meta>
</office:document-meta>
</file>